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ResourceNotFoundException.ContextResourceNotFoun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ResourceNotFoundException.ContextResource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